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20c" officeooo:paragraph-rsid="0002b20c"/>
    </style:style>
    <style:style style:name="P2" style:family="paragraph" style:parent-style-name="Standard">
      <style:text-properties officeooo:rsid="0017d613" officeooo:paragraph-rsid="0002b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Знания для разного уровсня</text:p>
      <text:p text:style-name="P1"><text:a xlink:type="simple" xlink:href="https://confluence.scnsoft.com/pages/viewpage.action?spaceKey=PHPTEM&amp;title=Magento+Front-End+Developer+schema" text:style-name="Internet_20_link" text:visited-style-name="Visited_20_Internet_20_Link">https://confluence.scnsoft.com/pages/viewpage.action?spaceKey=PHPTEM&amp;title=Magento+Front-End+Developer+schema</text:a></text:p>
      <text:p text:style-name="P1"/>
      <text:p text:style-name="P2">Генератор поролей</text:p>
      <text:p text:style-name="P2"><text:a xlink:type="simple" xlink:href="https://passwordsgenerator.net/" text:style-name="Internet_20_link" text:visited-style-name="Visited_20_Internet_20_Link">https://passwordsgenerator.net/</text:a></text:p>
      <text:p text:style-name="P2"/>
      <text:p text:style-name="P2"/>
      <text:p text:style-name="P1">План учебы по Magento2</text:p>
      <text:p text:style-name="P1"><text:a xlink:type="simple" xlink:href="https://confluence.scnsoft.com/display/PHPTEM/Study+Plan+FE+Magento2+-+Yurov+Roman" text:style-name="Internet_20_link" text:visited-style-name="Visited_20_Internet_20_Link">https://confluence.scnsoft.com/display/PHPTEM/Study+Plan+FE+Magento2+-+Yurov+Roman</text:a></text:p>
      <text:p text:style-name="P1"/>
      <text:p text:style-name="P1"/>
      <text:p text:style-name="P1"/>
      <text:p text:style-name="P1"><text:a xlink:type="simple" xlink:href="https://marketplace.magento.com/" text:style-name="Internet_20_link" text:visited-style-name="Visited_20_Internet_20_Link">https://marketplace.magento.com/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0:42:54.312949919</meta:creation-date>
    <dc:date>2022-04-10T13:04:27.761935872</dc:date>
    <meta:editing-duration>PT1H40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4" meta:character-count="319" meta:non-whitespace-character-count="312"/>
  </office:meta>
</office:document-meta>
</file>